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1972in" fo:margin-top="0in" fo:margin-bottom="0.139in" loext:contextual-spacing="false" fo:text-indent="0in" style:auto-text-indent="false"/>
    </style:style>
    <style:style style:name="P2" style:family="paragraph" style:parent-style-name="No_20_Spacing">
      <style:text-properties style:font-name="Times New Roman" fo:font-size="10pt" style:font-size-asian="10pt" style:font-name-complex="Times New Roman1" style:font-size-complex="10pt"/>
    </style:style>
    <style:style style:name="P3" style:family="paragraph" style:parent-style-name="No_20_Spacing">
      <style:text-properties style:font-name="Times New Roman" fo:font-size="9pt" style:font-size-asian="9pt" style:font-name-complex="Times New Roman1" style:font-size-complex="9pt"/>
    </style:style>
    <style:style style:name="P4" style:family="paragraph" style:parent-style-name="No_20_Spacing">
      <style:text-properties style:font-name="Times New Roman" fo:font-size="9pt" fo:font-weight="bold" style:font-size-asian="9pt" style:font-weight-asian="bold" style:font-name-complex="Times New Roman1" style:font-size-complex="9pt"/>
    </style:style>
    <style:style style:name="P5" style:family="paragraph" style:parent-style-name="No_20_Spacing">
      <style:paragraph-properties fo:margin-left="0in" fo:margin-right="-0.0992in" fo:text-indent="0in" style:auto-text-indent="false"/>
    </style:style>
    <style:style style:name="P6" style:family="paragraph" style:parent-style-name="No_20_Spacing">
      <style:paragraph-properties fo:margin-left="0in" fo:margin-right="-0.1972in" fo:text-indent="0in" style:auto-text-indent="false"/>
    </style:style>
    <style:style style:name="P7" style:family="paragraph" style:parent-style-name="No_20_Spacing" style:master-page-name="Standard">
      <style:paragraph-properties fo:text-align="end" style:justify-single-word="false" style:page-number="auto"/>
    </style:style>
    <style:style style:name="T1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1" style:font-size-complex="10pt"/>
    </style:style>
    <style:style style:name="T2" style:family="text">
      <style:text-properties style:font-name="Times New Roman" fo:font-size="9pt" style:font-size-asian="9pt" style:font-name-complex="Times New Roman1" style:font-size-complex="9pt"/>
    </style:style>
    <style:style style:name="T3" style:family="text">
      <style:text-properties style:font-name="Times New Roman" fo:font-size="9pt" fo:font-weight="bold" style:font-size-asian="9pt" style:font-weight-asian="bold" style:font-name-complex="Times New Roman1" style:font-size-complex="9pt"/>
    </style:style>
    <style:style style:name="T4" style:family="text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5" style:family="text">
      <style:text-properties style:font-name="Times New Roman" fo:font-size="9pt" fo:language="en" fo:country="US" fo:font-weight="bold" style:font-size-asian="9pt" style:font-weight-asian="bold" style:font-name-complex="Times New Roman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Перевод с белорусского и английского языков на русский язык </text:span></text:p>
      <text:p text:style-name="P2"/>
      <text:p text:style-name="No_20_Spacing"><text:span text:style-name="T2">Стр. 1 ПАСПОРТ ГРАЖДАНИНА РЕСПУБЛИКИ БЕЛАРУСЬ</text:span></text:p>
      <text:p text:style-name="P3"/>
      <text:p text:style-name="No_20_Spacing"><text:span text:style-name="T2">ПАСПОРТ ГРАЖДАНИНА РЕСПУБЛИКИ БЕЛАРУСЬ</text:span></text:p>
      <text:p text:style-name="P3"/>
      <text:p text:style-name="No_20_Spacing"><text:span text:style-name="T2">Стр. 2 РЕСПУБЛИКИ БЕЛАРУСЬ </text:span></text:p>
      <text:p text:style-name="P3"/>
      <text:p text:style-name="No_20_Spacing"><text:span text:style-name="T2">РЕСПУБЛИКИ БЕЛАРУСЬ </text:span></text:p>
      <text:p text:style-name="P3"/>
      <text:p text:style-name="No_20_Spacing"><text:span text:style-name="T2">ПАСПОРТ ЯВЛЯЕТСЯ СОБСТВЕННОСТЬЮ РЕСПУБЛИКИ БЕЛАРУСЬ. <text:s text:c="47"/></text:span></text:p>
      <text:p text:style-name="No_20_Spacing"><text:span text:style-name="T2">ВЛАДЕЛЕЦ ЭТОГО ПАСПОРТА НАХОДИТСЯ ПОД ЗАЩИТОЙ РЕСПУБЛИКИ БЕЛАРУСЬ.</text:span></text:p>
      <text:p text:style-name="P3"/>
      <text:p text:style-name="No_20_Spacing"><text:span text:style-name="T2">ПАСПОРТ ЯВЛЯЕТСЯ СОБСТВЕННОСТЬЮ РЕСПУБЛИКИ БЕЛАРУСЬ. <text:s text:c="47"/></text:span></text:p>
      <text:p text:style-name="No_20_Spacing"><text:span text:style-name="T2">ВЛАДЕЛЕЦ ЭТОГО ПАСПОРТА НАХОДИТСЯ ПОД ЗАЩИТОЙ РЕСПУБЛИКИ БЕЛАРУСЬ.</text:span></text:p>
      <text:p text:style-name="P3"/>
      <text:p text:style-name="No_20_Spacing"><text:span text:style-name="T2">В ПАСПОРТЕ 32 ПРОНУМЕРОВАННЫЕ СТРАНИЦЫ</text:span></text:p>
      <text:p text:style-name="P3"/>
      <text:p text:style-name="No_20_Spacing"><text:span text:style-name="T2">В ПАСПОРТЕ 32 ПРОНУМЕРОВАННЫЕ СТРАНИЦЫ</text:span></text:p>
      <text:p text:style-name="P3"/>
      <text:p text:style-name="No_20_Spacing"><text:span text:style-name="T2">Стр. 3-6 ВИЗЫ/ ВИЗЫ</text:span></text:p>
      <text:p text:style-name="P3"/>
      <text:p text:style-name="P3"/>
      <text:p text:style-name="No_20_Spacing"><text:span text:style-name="T2">Стр. 7-16 ВИЗЫ/ ВИЗЫ</text:span></text:p>
      <text:p text:style-name="P3"/>
      <text:p text:style-name="P3"/>
      <text:p text:style-name="No_20_Spacing"><text:span text:style-name="T2">Стр. 17 ВИЗЫ/ ВИЗЫ</text:span></text:p>
      <text:p text:style-name="P3"/>
      <text:p text:style-name="P3"/>
      <text:p text:style-name="No_20_Spacing"><text:span text:style-name="T2">Стр. 18 ВИЗЫ/ ВИЗЫ</text:span></text:p>
      <text:p text:style-name="P3"/>
      <text:p text:style-name="P3"/>
      <text:p text:style-name="No_20_Spacing"><text:span text:style-name="T2">Стр. 19 ДРУГИЕ ОТМЕТКИ/ ДРУГИЕ ОТМЕТКИ </text:span></text:p>
      <text:p text:style-name="No_20_Spacing"><text:span text:style-name="T2"><text:s/></text:span></text:p>
      <text:p text:style-name="P3"/>
      <text:p text:style-name="No_20_Spacing"><text:span text:style-name="T2">Стр. 20 ДРУГИЕ ОТМЕТКИ/ ДРУГИЕ ОТМЕТКИ </text:span></text:p>
      <text:p text:style-name="P3"/>
      <text:p text:style-name="P3"/>
      <text:p text:style-name="No_20_Spacing"><text:span text:style-name="T2">Стр. 21 ДРУГИЕ ОТМЕТКИ/ ДРУГИЕ ОТМЕТКИ </text:span></text:p>
      <text:p text:style-name="P3"/>
      <text:p text:style-name="P3"/>
      <text:p text:style-name="No_20_Spacing"><text:span text:style-name="T2">Стр. 22 ДРУГИЕ ОТМЕТКИ/ ДРУГИЕ ОТМЕТКИ </text:span></text:p>
      <text:p text:style-name="P3"/>
      <text:p text:style-name="P3"/>
      <text:p text:style-name="No_20_Spacing"><text:span text:style-name="T2">Стр. 23-24 ДРУГИЕ ОТМЕТКИ/ ДРУГИЕ ОТМЕТКИ</text:span></text:p>
      <text:p text:style-name="P3"/>
      <text:p text:style-name="P4"/>
      <text:p text:style-name="No_20_Spacing"><text:span text:style-name="T2">Стр. 25 ДРУГИЕ ОТМЕТКИ/ ДРУГИЕ ОТМЕТКИ </text:span></text:p>
      <text:p text:style-name="P3"/>
      <text:p text:style-name="P4"/>
      <text:p text:style-name="No_20_Spacing"><text:span text:style-name="T2">Стр. 26</text:span><text:bookmark text:name="_GoBack"/><text:span text:style-name="T2">-28 ДРУГИЕ ОТМЕТКИ/ ДРУГИЕ ОТМЕТКИ </text:span></text:p>
      <text:p text:style-name="P3"/>
      <text:p text:style-name="P4"/>
      <text:p text:style-name="No_20_Spacing"><text:span text:style-name="T2">Стр. 29-30 ДЕЙСТВИТЕЛЕН ПРИ ВЫЕЗДЕ ЗА ГРАНИЦУ/ ДЕЙСТВИТЕЛЕН ПРИ ВЫЕЗДЕ ЗА ГРАНИЦУ</text:span></text:p>
      <text:p text:style-name="P3"/>
      <text:p text:style-name="P4"/>
      <text:p text:style-name="Standard"><text:span text:style-name="T2">Стр. 31 РЕСПУБЛИКА БЕЛАРУСЬ</text:span></text:p>
      <text:p text:style-name="No_20_Spacing"><text:span text:style-name="T2">Фамилия <text:tab/> <text:s/></text:span><text:bookmark-start text:name="__DdeLink__653_4180316139"/><text:span text:style-name="T4">%</text:span><text:bookmark-end text:name="__DdeLink__653_4180316139"/><text:span text:style-name="T4">surname%</text:span></text:p>
      <text:p text:style-name="No_20_Spacing"><text:span text:style-name="T2">Имя <text:tab/><text:tab/> <text:s/></text:span><text:span text:style-name="T4">%first_name%</text:span></text:p>
      <text:p text:style-name="No_20_Spacing"><text:span text:style-name="T2">Отчество</text:span><text:span text:style-name="T3"><text:tab/> <text:s/></text:span><text:span text:style-name="T4">%</text:span><text:span text:style-name="T3">patronymic</text:span><text:span text:style-name="T4">%</text:span><text:span text:style-name="T3"><text:tab/><text:tab/></text:span><text:span text:style-name="T2">Личный №</text:span></text:p>
      <text:p text:style-name="No_20_Spacing"><text:span text:style-name="T2">Дата рождения</text:span><text:span text:style-name="T3"><text:tab/> <text:s/></text:span><text:span text:style-name="T4">%</text:span><text:span text:style-name="T3">birth_date</text:span><text:span text:style-name="T4">%</text:span><text:span text:style-name="T3"><text:tab/><text:tab/></text:span><text:span text:style-name="T4">%</text:span><text:span text:style-name="T3">personal_number</text:span><text:span text:style-name="T4">%</text:span></text:p>
      <text:p text:style-name="No_20_Spacing"><text:span text:style-name="T2">Место рождения</text:span><text:span text:style-name="T3"> <text:s text:c="4"/></text:span><text:span text:style-name="T4">%</text:span><text:span text:style-name="T3">birth_place</text:span><text:span text:style-name="T4">%</text:span></text:p>
      <text:p text:style-name="No_20_Spacing"><text:span text:style-name="T2">Дата выдачи<text:tab/> <text:s/>Срок действия</text:span></text:p>
      <text:p text:style-name="No_20_Spacing"><text:span text:style-name="T4">%</text:span><text:span text:style-name="T3">issuing_date</text:span><text:span text:style-name="T4">%</text:span><text:span text:style-name="T3"><text:tab/> <text:s/></text:span><text:span text:style-name="T4">%</text:span><text:span text:style-name="T3">expiration_date</text:span><text:span text:style-name="T4">%</text:span></text:p>
      <text:p text:style-name="No_20_Spacing"><text:span text:style-name="T2">Орган, выдавший паспорт</text:span></text:p>
      <text:p text:style-name="No_20_Spacing"><text:span text:style-name="T4">%</text:span><text:span text:style-name="T3">issuing_body</text:span><text:span text:style-name="T4">%</text:span></text:p>
      <text:p text:style-name="P3"/>
      <text:p text:style-name="No_20_Spacing"><text:span text:style-name="T2">Стр.32 РЕСПУБЛИКА БЕЛАРУСЬ/ РЕСПУБЛИКА БЕЛАРУСЬ</text:span></text:p>
      <text:p text:style-name="No_20_Spacing"><text:span text:style-name="T2">Подпись владельца/ Подпись владельца /подписано/</text:span></text:p>
      <text:p text:style-name="No_20_Spacing"><text:span text:style-name="T2">М.П. </text:span><text:span text:style-name="T3">Круглая гербовая печать:</text:span></text:p>
      <text:p text:style-name="No_20_Spacing"><text:span text:style-name="T2">Министерство Внутренних Дел Республики Беларусь</text:span></text:p>
      <text:p text:style-name="No_20_Spacing"><text:span text:style-name="T2">ПАСПОРТНО-ВИЗОВАЯ СЛУЖБА * 14 *</text:span></text:p>
      <text:p text:style-name="P3"/>
      <text:p text:style-name="No_20_Spacing"><text:span text:style-name="T2">Подпись ответственного лица, которое выдало паспорт/</text:span></text:p>
      <text:p text:style-name="No_20_Spacing"><text:soft-page-break/><text:span text:style-name="T2">Подпись ответственного лица, которое выдало паспорт /подписано/</text:span></text:p>
      <text:p text:style-name="P3"/>
      <text:p text:style-name="No_20_Spacing"><text:span text:style-name="T2">РЕСПУБЛИКА БЕЛАРУСЬ/ РЕСПУБЛИКА БЕЛАРУСЬ</text:span></text:p>
      <text:p text:style-name="P3"/>
      <text:p text:style-name="P5"><text:span text:style-name="T2">ПАСПОРТ<text:tab/> ТИП/ ТИП<text:tab/>КОД СТРАНЫ/ КОД СТРАНЫ<text:tab/>НОМЕР ПАСПОРТА/ НОМЕР ПАСПОРТА</text:span></text:p>
      <text:p text:style-name="No_20_Spacing"><text:span text:style-name="T2">ПАСПОРТ<text:tab/> <text:s/></text:span><text:span text:style-name="T4">P</text:span><text:span text:style-name="T3"><text:tab/><text:tab/></text:span><text:span text:style-name="T5">BLR</text:span><text:span text:style-name="T3"><text:tab/><text:tab/><text:tab/><text:tab/></text:span><text:span text:style-name="T4">%</text:span><text:span text:style-name="T3">pass_number</text:span><text:span text:style-name="T4">%</text:span></text:p>
      <text:p text:style-name="No_20_Spacing"><text:span text:style-name="T2">ФАМИЛИЯ/ ФАМИЛИЯ <text:tab/> <text:s/></text:span></text:p>
      <text:p text:style-name="No_20_Spacing"><text:span text:style-name="T4">%</text:span><text:span text:style-name="T3">surname</text:span><text:span text:style-name="T4">%</text:span></text:p>
      <text:p text:style-name="No_20_Spacing"><text:span text:style-name="T2">ИМЯ / ИМЯ<text:tab/><text:tab/> <text:s/></text:span></text:p>
      <text:p text:style-name="No_20_Spacing"><text:span text:style-name="T4">%first_name%</text:span></text:p>
      <text:p text:style-name="No_20_Spacing"><text:span text:style-name="T2">ГРАЖДАНСТВО/ ГРАЖДАНСТВО <text:tab/> <text:s/></text:span></text:p>
      <text:p text:style-name="No_20_Spacing"><text:span text:style-name="T4">%</text:span><text:span text:style-name="T3">citizenship</text:span><text:span text:style-name="T4">%</text:span></text:p>
      <text:p text:style-name="P6"><text:span text:style-name="T2">ДАТА РОЖДЕНИЯ/ ДАТА РОЖДЕНИЯ</text:span><text:span text:style-name="T3"> <text:s text:c="7"/></text:span><text:span text:style-name="T2">ЛИЧНЫЙ НОМЕР/ ЛИЧНЫЙ НОМЕР</text:span></text:p>
      <text:p text:style-name="No_20_Spacing"><text:span text:style-name="T4">%</text:span><text:span text:style-name="T3">birth_date</text:span><text:span text:style-name="T4">%</text:span><text:span text:style-name="T3"><text:tab/> <text:s/><text:tab/><text:tab/> <text:s text:c="15"/></text:span><text:span text:style-name="T4">%</text:span><text:span text:style-name="T3">personal_number</text:span><text:span text:style-name="T4">%</text:span></text:p>
      <text:p text:style-name="No_20_Spacing"><text:span text:style-name="T2">ПОЛ/ ПОЛ <text:s text:c="13"/><text:tab/><text:tab/><text:tab/>МЕСТО РОЖДЕНИЯ/ МЕСТО РОЖДЕНИЯ</text:span></text:p>
      <text:p text:style-name="No_20_Spacing"><text:span text:style-name="T4">%</text:span><text:span text:style-name="T3">sex</text:span><text:span text:style-name="T4">%</text:span><text:span text:style-name="T3"><text:tab/><text:tab/> <text:s/><text:tab/><text:tab/><text:tab/></text:span><text:span text:style-name="T4">%</text:span><text:span text:style-name="T3">birth_place_2</text:span><text:span text:style-name="T4">%</text:span></text:p>
      <text:p text:style-name="No_20_Spacing"><text:span text:style-name="T2">ДАТА ВЫДАЧИ/ ДАТА ВЫДАЧИ<text:tab/> <text:s/><text:tab/>ОРГАН ВЫДАВШИЙ ПАСПОРТ/ ОРГАН ВЫДАВШИЙ ПАСПОРТ</text:span></text:p>
      <text:p text:style-name="No_20_Spacing"><text:span text:style-name="T4">%</text:span><text:span text:style-name="T3">issuing_date</text:span><text:span text:style-name="T4">%</text:span><text:span text:style-name="T3"><text:tab/> <text:s/><text:tab/><text:tab/> <text:s/><text:tab/></text:span><text:span text:style-name="T4">%</text:span><text:span text:style-name="T3">issuing_body_2</text:span><text:span text:style-name="T4">%</text:span></text:p>
      <text:p text:style-name="No_20_Spacing"><text:span text:style-name="T2">СРОК ДЕЙСТВИЯ/ СРОК ДЕЙСТВИЯ</text:span></text:p>
      <text:p text:style-name="No_20_Spacing"><text:span text:style-name="T4">%</text:span><text:span text:style-name="T3">expiration_date</text:span><text:span text:style-name="T4">%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punctuation-wrap="hanging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hanging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3937in" fo:margin-left="1.1811in" fo:margin-right="0.59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0:03:00</meta:creation-date>
    <meta:initial-creator>Пользователь Windows</meta:initial-creator>
    <dc:language>en-US</dc:language>
    <dc:date>2019-10-13T23:38:50</dc:date>
    <meta:editing-cycles>57</meta:editing-cycles>
    <meta:editing-duration>PT11H16M</meta:editing-duration>
    <meta:generator>LibreOffice/6.0.7.3$Linux_X86_64 LibreOffice_project/00m0$Build-3</meta:generator>
    <meta:document-statistic meta:table-count="0" meta:image-count="0" meta:object-count="0" meta:page-count="2" meta:paragraph-count="58" meta:word-count="261" meta:character-count="2217" meta:non-whitespace-character-count="18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